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1">
            <text:p>1 metr</text:p>
          </table:table-cell>
          <table:table-cell table:number-columns-repeated="5" table:style-name="ce1"/>
          <table:table-cell office:value-type="string" table:style-name="ce1">
            <text:p>szpula lewa 28,5km</text:p>
          </table:table-cell>
          <table:table-cell table:number-columns-repeated="4" table:style-name="ce1"/>
          <table:table-cell office:value-type="string" table:style-name="ce1">
            <text:p>szpula prawa 30,9 km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[nm]</text:p>
          </table:table-cell>
          <table:table-cell office:value-type="string" table:style-name="ce1">
            <text:p>ref</text:p>
          </table:table-cell>
          <table:table-cell office:value-type="string" table:style-name="ce1">
            <text:p>bezwzgl</text:p>
          </table:table-cell>
          <table:table-cell table:number-columns-repeated="3" table:style-name="ce1"/>
          <table:table-cell office:value-type="string" table:style-name="ce1">
            <text:p>[nm]</text:p>
          </table:table-cell>
          <table:table-cell office:value-type="string" table:style-name="ce1">
            <text:p>ref</text:p>
          </table:table-cell>
          <table:table-cell office:value-type="string" table:style-name="ce1">
            <text:p>bezwzgl</text:p>
          </table:table-cell>
          <table:table-cell table:number-columns-repeated="2" table:style-name="ce1"/>
          <table:table-cell office:value-type="string" table:style-name="ce1">
            <text:p>[nm]</text:p>
          </table:table-cell>
          <table:table-cell office:value-type="string" table:style-name="ce1">
            <text:p>ref</text:p>
          </table:table-cell>
          <table:table-cell office:value-type="string" table:style-name="ce1">
            <text:p>bezwzg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0.62 dbm</text:p>
          </table:table-cell>
          <table:table-cell office:value-type="float" office:value="6.02" table:style-name="ce1">
            <text:p>6,02</text:p>
          </table:table-cell>
          <table:table-cell table:number-columns-repeated="2" table:style-name="ce1"/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office:value-type="float" office:value="24.024999999999999" table:formula="of:=([.J3]-6)/0.4" table:style-name="ce1">
            <text:p>24,025</text:p>
          </table:table-cell>
          <table:table-cell office:value-type="float" office:value="15.61" table:style-name="ce1">
            <text:p>15,61</text:p>
          </table:table-cell>
          <table:table-cell office:value-type="float" office:value="0.46829999999999994" table:formula="of:=[.J3]*0.03" table:style-name="ce1">
            <text:p>0,4683</text:p>
          </table:table-cell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office:value-type="float" office:value="37.774999999999999" table:formula="of:=([.O3]-0.6)/0.4" table:style-name="ce1">
            <text:p>37,775</text:p>
          </table:table-cell>
          <table:table-cell office:value-type="float" office:value="15.71" table:style-name="ce1">
            <text:p>15,71</text:p>
          </table:table-cell>
          <table:table-cell office:value-type="float" office:value="0.4713" table:formula="of:=[.O3]*0.03" table:style-name="ce1">
            <text:p>0,47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2.03 dbm</text:p>
          </table:table-cell>
          <table:table-cell office:value-type="float" office:value="8.7200000000000006" table:style-name="ce1">
            <text:p>8,72</text:p>
          </table:table-cell>
          <table:table-cell table:number-columns-repeated="2" table:style-name="ce1"/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office:value-type="float" office:value="24.099999999999994" table:formula="of:=([.J4]-8.72)/0.4" table:style-name="ce1">
            <text:p>24,1</text:p>
          </table:table-cell>
          <table:table-cell office:value-type="float" office:value="18.36" table:style-name="ce1">
            <text:p>18,36</text:p>
          </table:table-cell>
          <table:table-cell office:value-type="float" office:value="0.55079999999999996" table:formula="of:=[.J4]*0.03" table:style-name="ce1">
            <text:p>0,5508</text:p>
          </table:table-cell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office:value-type="float" office:value="44.574999999999996" table:formula="of:=([.O4]-0.6)/0.4" table:style-name="ce1">
            <text:p>44,575</text:p>
          </table:table-cell>
          <table:table-cell office:value-type="float" office:value="18.43" table:style-name="ce1">
            <text:p>18,43</text:p>
          </table:table-cell>
          <table:table-cell office:value-type="float" office:value="0.55289999999999995" table:formula="of:=[.O4]*0.03" table:style-name="ce1">
            <text:p>0,5529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float" office:value="-1.4999999999999998" table:formula="of:=([.J5]-0.6)/0.4" table:style-name="ce1">
            <text:p>-1,5</text:p>
          </table:table-cell>
          <table:table-cell table:style-name="ce1"/>
          <table:table-cell office:value-type="float" office:value="0" table:formula="of:=[.J5]*0.03" table:style-name="ce1">
            <text:p>0</text:p>
          </table:table-cell>
          <table:table-cell table:number-columns-repeated="2" table:style-name="ce1"/>
          <table:table-cell office:value-type="float" office:value="-1.4999999999999998" table:formula="of:=([.O5]-0.6)/0.4" table:style-name="ce1">
            <text:p>-1,5</text:p>
          </table:table-cell>
          <table:table-cell table:style-name="ce1"/>
          <table:table-cell office:value-type="float" office:value="0" table:formula="of:=[.O5]*0.03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float" office:value="7.12" table:style-name="ce1">
            <text:p>7,12</text:p>
          </table:table-cell>
          <table:table-cell table:number-columns-repeated="2" table:style-name="ce1"/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office:value-type="float" office:value="27.399999999999995" table:formula="of:=([.J6]-7.12)/0.2" table:style-name="ce1">
            <text:p>27,4</text:p>
          </table:table-cell>
          <table:table-cell office:value-type="float" office:value="12.6" table:style-name="ce1">
            <text:p>12,6</text:p>
          </table:table-cell>
          <table:table-cell office:value-type="float" office:value="0.378" table:formula="of:=[.J6]*0.03" table:style-name="ce1">
            <text:p>0,378</text:p>
          </table:table-cell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office:value-type="float" office:value="40.5" table:formula="of:=([.O6]-0.6)/0.3" table:style-name="ce1">
            <text:p>40,5</text:p>
          </table:table-cell>
          <table:table-cell office:value-type="float" office:value="12.75" table:style-name="ce1">
            <text:p>12,75</text:p>
          </table:table-cell>
          <table:table-cell office:value-type="float" office:value="0.38250000000000001" table:formula="of:=[.O6]*0.03" table:style-name="ce1">
            <text:p>0,382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float" office:value="9.7899999999999991" table:style-name="ce1">
            <text:p>9,79</text:p>
          </table:table-cell>
          <table:table-cell table:number-columns-repeated="2" table:style-name="ce1"/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office:value-type="float" office:value="27.5" table:formula="of:=([.J7]-9.79)/0.2" table:style-name="ce1">
            <text:p>27,5</text:p>
          </table:table-cell>
          <table:table-cell office:value-type="float" office:value="15.29" table:style-name="ce1">
            <text:p>15,29</text:p>
          </table:table-cell>
          <table:table-cell office:value-type="float" office:value="0.45869999999999994" table:formula="of:=[.J7]*0.03" table:style-name="ce1">
            <text:p>0,4587</text:p>
          </table:table-cell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office:value-type="float" office:value="49.2" table:formula="of:=([.O7]-0.6)/0.3" table:style-name="ce1">
            <text:p>49,2</text:p>
          </table:table-cell>
          <table:table-cell office:value-type="float" office:value="15.36" table:style-name="ce1">
            <text:p>15,36</text:p>
          </table:table-cell>
          <table:table-cell office:value-type="float" office:value="0.46079999999999999" table:formula="of:=[.O7]*0.03" table:style-name="ce1">
            <text:p>0,4608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float" office:value="-2" table:formula="of:=([.J8]-0.6)/0.3" table:style-name="ce1">
            <text:p>-2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-2" table:formula="of:=([.J9]-0.6)/0.3" table:style-name="ce1">
            <text:p>-2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-2" table:formula="of:=([.J10]-0.6)/0.3" table:style-name="ce1">
            <text:p>-2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-2" table:formula="of:=([.J11]-0.6)/0.3" table:style-name="ce1">
            <text:p>-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trowy (zawinieta koncowka)</text:p>
          </table:table-cell>
          <table:table-cell table:number-columns-repeated="5" table:style-name="ce1"/>
          <table:table-cell office:value-type="string" table:style-name="ce1">
            <text:p>szpula lew + prawa</text:p>
          </table:table-cell>
          <table:table-cell table:style-name="ce1"/>
          <table:table-cell office:value-type="float" office:value="-2" table:formula="of:=([.J12]-0.6)/0.3" table:style-name="ce1">
            <text:p>-2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[nm]</text:p>
          </table:table-cell>
          <table:table-cell office:value-type="string" table:style-name="ce1">
            <text:p>ref</text:p>
          </table:table-cell>
          <table:table-cell office:value-type="string" table:style-name="ce1">
            <text:p>bezwzgl</text:p>
          </table:table-cell>
          <table:table-cell table:number-columns-repeated="3" table:style-name="ce1"/>
          <table:table-cell office:value-type="string" table:style-name="ce1">
            <text:p>[nm]</text:p>
          </table:table-cell>
          <table:table-cell office:value-type="float" office:value="0" table:formula="of:=([.J13]-0.6)/0.3" table:style-name="ce1">
            <text:p>#ARG!</text:p>
          </table:table-cell>
          <table:table-cell office:value-type="string" table:style-name="ce1">
            <text:p>bezwzg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table:style-name="ce1"/>
          <table:table-cell office:value-type="float" office:value="6.17" table:style-name="ce1">
            <text:p>6,17</text:p>
          </table:table-cell>
          <table:table-cell table:number-columns-repeated="2" table:style-name="ce1"/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office:value-type="float" office:value="47.699999999999996" table:formula="of:=([.J14]-6.02-0.3)/0.4" table:style-name="ce1">
            <text:p>47,7</text:p>
          </table:table-cell>
          <table:table-cell office:value-type="float" office:value="25.4" table:style-name="ce1">
            <text:p>25,4</text:p>
          </table:table-cell>
          <table:table-cell office:value-type="float" office:value="0.7619999999999999" table:formula="of:=[.J14]*0.03" table:style-name="ce1">
            <text:p>0,7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table:style-name="ce1"/>
          <table:table-cell office:value-type="float" office:value="8.8800000000000008" table:style-name="ce1">
            <text:p>8,88</text:p>
          </table:table-cell>
          <table:table-cell table:number-columns-repeated="2" table:style-name="ce1"/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office:value-type="float" office:value="67.45" table:formula="of:=([.J15]-1.2)/0.4" table:style-name="ce1">
            <text:p>67,45</text:p>
          </table:table-cell>
          <table:table-cell office:value-type="float" office:value="28.18" table:style-name="ce1">
            <text:p>28,18</text:p>
          </table:table-cell>
          <table:table-cell office:value-type="float" office:value="0.84539999999999993" table:formula="of:=[.J15]*0.03" table:style-name="ce1">
            <text:p>0,8454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float" office:value="-4" table:formula="of:=([.J16]-1.2)/0.3" table:style-name="ce1">
            <text:p>-4</text:p>
          </table:table-cell>
          <table:table-cell table:style-name="ce1"/>
          <table:table-cell office:value-type="float" office:value="0" table:formula="of:=[.J16]*0.03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float" office:value="8.52" table:style-name="ce1">
            <text:p>8,52</text:p>
          </table:table-cell>
          <table:table-cell table:number-columns-repeated="2" table:style-name="ce1"/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office:value-type="float" office:value="56.63333333333334" table:formula="of:=([.J17]-1.2)/0.3" table:style-name="ce1">
            <text:p>56,63333333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0.54569999999999996" table:formula="of:=[.J17]*0.03" table:style-name="ce1">
            <text:p>0,54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float" office:value="11.4" table:style-name="ce1">
            <text:p>11,4</text:p>
          </table:table-cell>
          <table:table-cell table:number-columns-repeated="2" table:style-name="ce1"/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office:value-type="float" office:value="66.13333333333334" table:formula="of:=([.J18]-1.2)/0.3" table:style-name="ce1">
            <text:p>66,13333333</text:p>
          </table:table-cell>
          <table:table-cell office:value-type="float" office:value="21.04" table:style-name="ce1">
            <text:p>21,04</text:p>
          </table:table-cell>
          <table:table-cell office:value-type="float" office:value="0.63119999999999998" table:formula="of:=[.J18]*0.03" table:style-name="ce1">
            <text:p>0,6312</text:p>
          </table:table-cell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szpula lewa (zawinieta koncowka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[nm]</text:p>
          </table:table-cell>
          <table:table-cell office:value-type="string" table:style-name="ce1">
            <text:p>ref</text:p>
          </table:table-cell>
          <table:table-cell office:value-type="string" table:style-name="ce1">
            <text:p>bezwzg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office:value-type="float" office:value="37.799999999999997" table:formula="of:=([.D24]-0.6)/0.4" table:style-name="ce1">
            <text:p>37,8</text:p>
          </table:table-cell>
          <table:table-cell office:value-type="float" office:value="15.72" table:style-name="ce1">
            <text:p>15,7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office:value-type="float" office:value="44.67499999999999" table:formula="of:=([.D25]-0.6)/0.4" table:style-name="ce1">
            <text:p>44,675</text:p>
          </table:table-cell>
          <table:table-cell office:value-type="float" office:value="18.47" table:style-name="ce1">
            <text:p>18,47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-1.4999999999999998" table:formula="of:=([.D26]-0.6)/0.4" table:style-name="ce1">
            <text:p>-1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office:value-type="float" office:value="41.833333333333336" table:formula="of:=([.D27]-0.6)/0.3" table:style-name="ce1">
            <text:p>41,83333333</text:p>
          </table:table-cell>
          <table:table-cell office:value-type="float" office:value="13.15" table:style-name="ce1">
            <text:p>13,15</text:p>
          </table:table-cell>
          <table:table-cell table:number-columns-repeated="2" table:style-name="ce1"/>
          <table:table-cell office:value-type="string" table:style-name="ce1">
            <text:p>1j g652D rózowy nb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office:value-type="float" office:value="50.766666666666673" table:formula="of:=([.D28]-0.6)/0.3" table:style-name="ce1">
            <text:p>50,76666667</text:p>
          </table:table-cell>
          <table:table-cell office:value-type="float" office:value="15.83" table:style-name="ce1">
            <text:p>15,83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-1.4999999999999998" table:formula="of:=([.D29]-0.6)/0.4" table:style-name="ce1">
            <text:p>-1,5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-1.4999999999999998" table:formula="of:=([.D30]-0.6)/0.4" table:style-name="ce1">
            <text:p>-1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zpula prawa (zawinieta koncowka)</text:p>
          </table:table-cell>
          <table:table-cell table:style-name="ce1"/>
          <table:table-cell office:value-type="float" office:value="-1.4999999999999998" table:formula="of:=([.D31]-0.6)/0.4" table:style-name="ce1">
            <text:p>-1,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[nm]</text:p>
          </table:table-cell>
          <table:table-cell office:value-type="float" office:value="0" table:formula="of:=([.D32]-0.6)/0.4" table:style-name="ce1">
            <text:p>#ARG!</text:p>
          </table:table-cell>
          <table:table-cell office:value-type="string" table:style-name="ce1">
            <text:p>bezwzg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310" table:style-name="ce1">
            <text:p>1310</text:p>
          </table:table-cell>
          <table:table-cell office:value-type="float" office:value="37.875" table:formula="of:=([.D33]-0.6)/0.4" table:style-name="ce1">
            <text:p>37,875</text:p>
          </table:table-cell>
          <table:table-cell office:value-type="float" office:value="15.75" table:style-name="ce1">
            <text:p>15,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310" table:style-name="ce1">
            <text:p>1310</text:p>
          </table:table-cell>
          <table:table-cell office:value-type="float" office:value="44.724999999999987" table:formula="of:=([.D34]-0.6)/0.4" table:style-name="ce1">
            <text:p>44,725</text:p>
          </table:table-cell>
          <table:table-cell office:value-type="float" office:value="18.489999999999998" table:style-name="ce1">
            <text:p>18,4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-1.4999999999999998" table:formula="of:=([.D35]-0.6)/0.4" table:style-name="ce1">
            <text:p>-1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hz</text:p>
          </table:table-cell>
          <table:table-cell office:value-type="float" office:value="1550" table:style-name="ce1">
            <text:p>1550</text:p>
          </table:table-cell>
          <table:table-cell office:value-type="float" office:value="41.233333333333341" table:formula="of:=([.D36]-0.6)/0.3" table:style-name="ce1">
            <text:p>41,23333333</text:p>
          </table:table-cell>
          <table:table-cell office:value-type="float" office:value="12.97" table:style-name="ce1">
            <text:p>12,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0hz</text:p>
          </table:table-cell>
          <table:table-cell office:value-type="float" office:value="1550" table:style-name="ce1">
            <text:p>1550</text:p>
          </table:table-cell>
          <table:table-cell office:value-type="float" office:value="50.300000000000004" table:formula="of:=([.D37]-0.6)/0.3" table:style-name="ce1">
            <text:p>50,3</text:p>
          </table:table-cell>
          <table:table-cell office:value-type="float" office:value="15.69" table:style-name="ce1">
            <text:p>15,69</text:p>
          </table:table-cell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Miłosz Mynarczuk</dc:creator>
    <meta:creation-date>2024-04-04T13:30:18Z</meta:creation-date>
    <dc:date>2024-04-12T19:33:08Z</dc:date>
    <meta:editing-cycles>1</meta:editing-cycles>
    <meta:editing-duration>PT3274S</meta:editing-duration>
  </office:meta>
</office:document-meta>
</file>